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9" table:formula="of:=SUM([.C1:.C93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5" table:formula="of:=COUNTIF([.D1:.D93];&quot;OK&quot;)" table:style-name="ce9">
            <text:p>65</text:p>
          </table:table-cell>
          <table:table-cell office:value-type="percentage" office:value="0.94202898550724634" table:formula="of:=[.C96]/[.C95]" table:style-name="ce20">
            <text:p>94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3];&quot;Änderungen&quot;)" table:style-name="ce11">
            <text:p>1</text:p>
          </table:table-cell>
          <table:table-cell office:value-type="percentage" office:value="1.4492753623188406E-2" table:formula="of:=[.C97]/[.C95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3" table:formula="of:=COUNTIF([.D1:.D93];&quot;neu&quot;)" table:style-name="ce13">
            <text:p>3</text:p>
          </table:table-cell>
          <table:table-cell office:value-type="percentage" office:value="4.3478260869565216E-2" table:formula="of:=[.C98]/[.C95]" table:style-name="ce22">
            <text:p>4%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8T19:04:14Z</dc:date>
    <meta:print-date>2016-08-17T20:00:31Z</meta:print-date>
    <meta:editing-duration>PT0S</meta:editing-duration>
  </office:meta>
</office:document-meta>
</file>